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color="#4a4a4a" style:font-name="Arial" fo:font-size="9pt" fo:background-color="#ffffff" loext:char-shading-value="0" style:font-size-asian="9pt" style:font-name-complex="Arial1" style:font-size-complex="9pt"/>
    </style:style>
    <style:style style:name="T2" style:family="text">
      <style:text-properties fo:color="#4a4a4a" style:font-name="Arial" fo:font-size="8.5pt" fo:background-color="#ffffff" loext:char-shading-value="0" style:font-size-asian="8.5pt" style:font-name-complex="Arial1" style:font-size-complex="8.5pt"/>
    </style:style>
    <style:style style:name="T3" style:family="text">
      <style:text-properties fo:color="#4a4a4a" style:font-name="Arial" fo:font-size="10.5pt" fo:background-color="#ffffff" loext:char-shading-value="0" style:font-size-asian="10.5pt" style:font-name-complex="Arial1" style:font-size-complex="10.5pt"/>
    </style:style>
    <style:style style:name="T4" style:family="text">
      <style:text-properties fo:color="#4a4a4a" style:font-name="Arial" fo:font-size="10.5pt" style:font-size-asian="10.5pt" style:font-name-complex="Arial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text:s/>Comments :</text:p>
      <text:p text:style-name="Standard"/>
      <text:p text:style-name="Standard">Comment1 : Firass H :Lebenon(<text:span text:style-name="T1"> August 2016 )</text:span></text:p>
      <text:p text:style-name="Standard"><text:span text:style-name="T1"> You can't go to Kelibia and leave without visiting this stunning monument.. The 360 degrees view it offers is unique! Highly Recommendable!</text:span></text:p>
      <text:p text:style-name="Standard"><text:span text:style-name="T1">(4etoiles)</text:span></text:p>
      <text:p text:style-name="Standard"><text:span text:style-name="T1">Comment2 :</text:span><text:span text:style-name="T2"> Elieabouaoun :Lebenon(August2017)</text:span></text:p>
      <text:p text:style-name="Standard"><text:span text:style-name="T3">The location is absolutely beautiful, clear skies and crystal blue water, the food is excellent and straight from the sea and the service is spot on. Definitely plan to spend the day here if you visit Tunisia!</text:span></text:p>
      <text:p text:style-name="Standard"><text:span text:style-name="T3">(4 stars)</text:span></text:p>
      <text:p text:style-name="Standard"><text:span text:style-name="T3">Comment3 :</text:span><text:span text:style-name="T2">MarshaBou</text:span><text:span text:style-name="T3">:London(june 2016)</text:span></text:p>
      <text:p text:style-name="Standard"><text:span text:style-name="T3">So clean both the sand and the water....which is difficult to find in Tunisia most beaches look like a north american landfill....pleasantly clean bright blue water....high salt content....pretty far drive off from Autoroute but very well worth the drive.</text:span></text:p>
      <text:p text:style-name="Standard"><text:span text:style-name="T3">(3 satras)</text:span></text:p>
      <text:p text:style-name="Standard"><text:span text:style-name="T3">Comment4 :</text:span><text:span text:style-name="T2"> Ina I :Paris,France(july 2014)</text:span></text:p>
      <text:p text:style-name="Standard"><text:span text:style-name="T3">Fort of kelibia was one of the best places to get great views of Kelibia which had beautiful nature but unfinished buildings. It looked like the only buildings that were finished on time were the mosques the rest were just sad left in the mercy of nature.</text:span></text:p>
      <text:p text:style-name="Standard"><text:span text:style-name="T3">(4 satrs)</text:span></text:p>
      <text:p text:style-name="Standard"><text:span text:style-name="T3">Comment5 :</text:span><text:span text:style-name="T2"> sagepundit :</text:span><text:span text:style-name="Strong"><text:span text:style-name="T2"> New York(February2018)</text:span></text:span></text:p>
      <text:p text:style-name="Standard"><text:span text:style-name="T3">The restaurant is located next to a beautiful beach right on the water with a gorgeous view over the Mediterranean waters. The whole town is romantic and very beautiful land the water </text:span><text:span text:style-name="searchhit"><text:span text:style-name="T4">quality</text:span></text:span><text:span text:style-name="T3"> here in the area is turquoise and transparent - really clean, clear and beautiful. The restaurants have good </text:span><text:span text:style-name="searchhit"><text:span text:style-name="T4">food</text:span></text:span><text:span text:style-name="T3"> - i would order a la carte. They have a variety and all the seafood except the tuna is fresh - you can still smell the sea in the fish! During summer please make a booking as it gets busy. Highly recommended</text:span></text:p>
      <text:p text:style-name="Standard">(3 stars)</text:p>
      <text:p text:style-name="Standard">Facilities :</text:p>
      <text:p text:style-name="Standard">The region is dedicated to leisure: beach hotels, water sports like « scuba Diving, VollyBall… », thalasso centers, three Parcs Street Workout.The nightlife is rich: restaurants, lounges, discotheques, International Amateur Film Festival(in Augu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searchhit"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OBALINFO</meta:initial-creator>
    <dc:creator>GLOBALINFO</dc:creator>
    <meta:editing-cycles>2</meta:editing-cycles>
    <meta:creation-date>2019-10-20T18:15:00</meta:creation-date>
    <dc:date>2019-10-20T20:17:00</dc:date>
    <meta:editing-duration>PT2H2M</meta:editing-duration>
    <meta:generator>Neat_Office/6.1.3.2$Windows_x86 LibreOffice_project/</meta:generator>
    <meta:document-statistic meta:table-count="0" meta:image-count="0" meta:object-count="0" meta:page-count="1" meta:paragraph-count="18" meta:word-count="313" meta:character-count="1911" meta:non-whitespace-character-count="16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